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erif"/>
    <style:font-face style:name="Lohit Devanagari1" svg:font-family="'Lohit Devanagari'"/>
    <style:font-face style:name="KacstPen" svg:font-family="KacstP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paragraph-properties fo:text-align="start" style:justify-single-word="false" fo:orphans="2" fo:widows="2"/>
      <style:text-properties fo:font-variant="normal" fo:text-transform="none" fo:color="#000000" style:font-name="KacstPen" fo:font-size="10.5pt" fo:letter-spacing="normal" fo:font-style="normal" fo:font-weight="normal" officeooo:paragraph-rsid="000d6980" fo:background-color="transparent"/>
    </style:style>
    <style:style style:name="P2" style:family="paragraph" style:parent-style-name="Standard">
      <style:paragraph-properties fo:text-align="start" style:justify-single-word="false" fo:orphans="2" fo:widows="2"/>
      <style:text-properties fo:font-variant="normal" fo:text-transform="none" fo:color="#000000" style:font-name="KacstPen" fo:font-size="10.5pt" fo:letter-spacing="normal" fo:font-style="normal" fo:font-weight="normal" officeooo:paragraph-rsid="000edf57" fo:background-color="transparent"/>
    </style:style>
    <style:style style:name="P3" style:family="paragraph" style:parent-style-name="Standard" style:list-style-name="L2">
      <style:paragraph-properties fo:text-align="start" style:justify-single-word="false" fo:orphans="2" fo:widows="2"/>
      <style:text-properties fo:font-variant="normal" fo:text-transform="none" fo:color="#000000" style:font-name="KacstPen" fo:font-size="10pt" fo:letter-spacing="normal" fo:font-style="normal" style:text-underline-style="none" fo:font-weight="bold" officeooo:rsid="00184007" officeooo:paragraph-rsid="001e0a8f" fo:background-color="transparent" style:font-size-asian="10pt" style:font-weight-asian="bold" style:font-size-complex="10pt" style:font-weight-complex="bold"/>
    </style:style>
    <style:style style:name="P4" style:family="paragraph" style:parent-style-name="Standard" style:list-style-name="L2">
      <style:paragraph-properties fo:text-align="start" style:justify-single-word="false" fo:orphans="2" fo:widows="2"/>
      <style:text-properties fo:font-variant="normal" fo:text-transform="none" fo:color="#000000" style:font-name="KacstPen" fo:font-size="10pt" fo:letter-spacing="normal" fo:font-style="normal" style:text-underline-style="none" fo:font-weight="bold" officeooo:paragraph-rsid="001e0a8f" fo:background-color="transparent" style:font-size-asian="10pt" style:font-weight-asian="bold" style:font-size-complex="10pt" style:font-weight-complex="bold"/>
    </style:style>
    <style:style style:name="P5" style:family="paragraph" style:parent-style-name="Standard" style:list-style-name="L2">
      <style:paragraph-properties fo:text-align="start" style:justify-single-word="false" fo:orphans="2" fo:widows="2"/>
      <style:text-properties fo:font-variant="normal" fo:text-transform="none" fo:color="#000000" style:font-name="KacstPen" fo:font-size="13.5pt" fo:letter-spacing="normal" fo:font-style="normal" style:text-underline-style="solid" style:text-underline-width="auto" style:text-underline-color="font-color" fo:font-weight="normal" officeooo:rsid="0016a2c9" officeooo:paragraph-rsid="001e0a8f" fo:background-color="transparent" style:font-size-asian="10pt" style:font-weight-asian="bold" style:font-size-complex="10pt" style:font-weight-complex="bold"/>
    </style:style>
    <style:style style:name="P6" style:family="paragraph" style:parent-style-name="Standard">
      <style:text-properties officeooo:paragraph-rsid="00214e99"/>
    </style:style>
    <style:style style:name="P7" style:family="paragraph" style:parent-style-name="Standard" style:list-style-name="L2">
      <style:paragraph-properties fo:text-align="start" style:justify-single-word="false" fo:orphans="2" fo:widows="2"/>
      <style:text-properties style:font-name="KacstPen" officeooo:paragraph-rsid="001e0a8f"/>
    </style:style>
    <style:style style:name="P8" style:family="paragraph" style:parent-style-name="Standard">
      <style:text-properties style:font-name="KacstPen" officeooo:paragraph-rsid="0016a2c9"/>
    </style:style>
    <style:style style:name="P9" style:family="paragraph" style:parent-style-name="Standard">
      <style:text-properties style:font-name="KacstPen" fo:font-size="10pt" style:text-underline-style="none" officeooo:paragraph-rsid="0016a2c9" style:font-size-asian="10pt" style:font-size-complex="10pt"/>
    </style:style>
    <style:style style:name="P10" style:family="paragraph" style:parent-style-name="Standard">
      <style:text-properties style:font-name="KacstPen" officeooo:paragraph-rsid="001e0a8f"/>
    </style:style>
    <style:style style:name="P11" style:family="paragraph" style:parent-style-name="Standard">
      <style:text-properties style:font-name="KacstPen" officeooo:paragraph-rsid="001eb3cd"/>
    </style:style>
    <style:style style:name="P12" style:family="paragraph" style:parent-style-name="Standard">
      <style:text-properties style:font-name="KacstPen" fo:font-size="10.5pt" style:font-size-asian="10.5pt" style:font-size-complex="10.5pt"/>
    </style:style>
    <style:style style:name="P13" style:family="paragraph" style:parent-style-name="Standard">
      <style:text-properties style:font-name="KacstPen" fo:font-size="10.5pt" officeooo:paragraph-rsid="00214e99" style:font-size-asian="10.5pt" style:font-size-complex="10.5pt"/>
    </style:style>
    <style:style style:name="P14" style:family="paragraph" style:parent-style-name="Standard">
      <style:text-properties style:font-name="KacstPen" fo:font-size="10.5pt" officeooo:paragraph-rsid="002568f3" style:font-size-asian="10.5pt" style:font-size-complex="10.5pt"/>
    </style:style>
    <style:style style:name="P15" style:family="paragraph" style:parent-style-name="Standard">
      <style:text-properties style:font-name="KacstPen" fo:font-size="10.5pt" officeooo:paragraph-rsid="0022451f" style:font-size-asian="10.5pt" style:font-size-complex="10.5pt"/>
    </style:style>
    <style:style style:name="P16" style:family="paragraph" style:parent-style-name="Standard">
      <style:text-properties style:font-name="KacstPen" fo:font-size="10.5pt" officeooo:paragraph-rsid="0023be6a" style:font-size-asian="10.5pt" style:font-size-complex="10.5pt"/>
    </style:style>
    <style:style style:name="P17" style:family="paragraph" style:parent-style-name="Standard">
      <style:paragraph-properties fo:margin-left="0cm" fo:margin-right="0cm" fo:text-align="center"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fo:font-variant="normal" fo:text-transform="none" fo:color="#1c1c1c" style:font-name="KacstPen" fo:font-size="12pt" fo:letter-spacing="normal" fo:font-style="normal" fo:font-weight="bold" officeooo:paragraph-rsid="000d6980" fo:background-color="transparent" style:font-size-asian="12pt" style:font-weight-asian="bold" style:font-size-complex="12pt" style:font-weight-complex="bold"/>
    </style:style>
    <style:style style:name="P1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KacstPen" fo:font-size="10.5pt" fo:letter-spacing="normal" fo:font-style="normal" fo:font-weight="normal" officeooo:paragraph-rsid="000d6980" fo:background-color="transparent"/>
    </style:style>
    <style:style style:name="P1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KacstPen" fo:font-size="10.5pt" fo:letter-spacing="normal" fo:font-style="normal" fo:font-weight="normal" officeooo:paragraph-rsid="0015fcb9" fo:background-color="transparent"/>
    </style:style>
    <style:style style:name="P2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KacstPen" fo:font-size="12pt" fo:letter-spacing="normal" fo:font-style="normal" fo:font-weight="normal" officeooo:paragraph-rsid="00184007" fo:background-color="transparent" style:font-size-asian="12pt" style:font-size-complex="12pt"/>
    </style:style>
    <style:style style:name="P21" style:family="paragraph" style:parent-style-name="Standard" style:master-page-name="">
      <loext:graphic-properties draw:fill="none"/>
      <style:paragraph-properties fo:margin-left="0cm" fo:margin-right="0cm" fo:text-align="start" style:justify-single-word="false" fo:orphans="2" fo:widows="2" fo:text-indent="0.3cm" style:auto-text-indent="false" style:page-number="auto" fo:background-color="transparent"/>
      <style:text-properties fo:font-variant="normal" fo:text-transform="none" fo:color="#000000" style:font-name="KacstPen" fo:font-size="10.5pt" fo:letter-spacing="normal" fo:font-style="normal" fo:font-weight="normal" officeooo:paragraph-rsid="000d6980" fo:background-color="transparent"/>
    </style:style>
    <style:style style:name="P22" style:family="paragraph" style:parent-style-name="Standard">
      <loext:graphic-properties draw:fill="none"/>
      <style:paragraph-properties fo:margin-left="0cm" fo:margin-right="0cm" fo:text-align="start" style:justify-single-word="false" fo:orphans="2" fo:widows="2" fo:text-indent="0.3cm" style:auto-text-indent="false" fo:background-color="transparent"/>
      <style:text-properties fo:font-variant="normal" fo:text-transform="none" fo:color="#000000" style:font-name="KacstPen" fo:font-size="10.5pt" fo:letter-spacing="normal" fo:font-style="normal" fo:font-weight="normal" officeooo:paragraph-rsid="000d6980" fo:background-color="transparent"/>
    </style:style>
    <style:style style:name="P23" style:family="paragraph" style:parent-style-name="Text_20_body">
      <style:text-properties style:font-name="KacstPen" fo:font-size="10.5pt" style:font-size-asian="10.5pt" style:font-size-complex="10.5pt"/>
    </style:style>
    <style:style style:name="P24" style:family="paragraph" style:parent-style-name="Text_20_body" style:list-style-name="L3">
      <loext:graphic-properties draw:fill="none" draw:fill-color="#ffffff"/>
      <style:paragraph-properties fo:background-color="transparent" style:writing-mode="lr-tb"/>
      <style:text-properties style:font-name="KacstPen" fo:font-size="10.5pt" officeooo:paragraph-rsid="00214e99" style:font-size-asian="10.5pt" style:font-size-complex="10.5pt"/>
    </style:style>
    <style:style style:name="P25" style:family="paragraph">
      <style:paragraph-properties style:writing-mode="lr-tb"/>
      <style:text-properties style:font-name="KacstPen" fo:font-size="10.5pt" style:font-size-asian="10.5pt" style:font-size-complex="10.5pt"/>
    </style:style>
    <style:style style:name="P26" style:family="paragraph" style:list-style-name="L3">
      <loext:graphic-properties draw:fill="none" draw:fill-color="#ffffff"/>
      <style:paragraph-properties fo:background-color="transparent" style:writing-mode="lr-tb"/>
      <style:text-properties style:font-name="KacstPen" fo:font-size="10.5pt" style:font-size-asian="10.5pt" style:font-size-complex="10.5pt"/>
    </style:style>
    <style:style style:name="P27" style:family="paragraph">
      <loext:graphic-properties draw:fill-color="#bee3d3"/>
    </style:style>
    <style:style style:name="T1" style:family="text">
      <style:text-properties officeooo:rsid="000d6980"/>
    </style:style>
    <style:style style:name="T2" style:family="text">
      <style:text-properties officeooo:rsid="000dd0bb"/>
    </style:style>
    <style:style style:name="T3" style:family="text">
      <style:text-properties officeooo:rsid="000edf57"/>
    </style:style>
    <style:style style:name="T4" style:family="text">
      <style:text-properties fo:font-variant="normal" fo:text-transform="none" fo:color="#000000" fo:font-size="10pt" fo:letter-spacing="normal" fo:font-style="normal" style:text-underline-style="none" fo:font-weight="bold" fo:background-color="transparent" loext:char-shading-value="0" style:font-size-asian="10pt" style:font-weight-asian="bold" style:font-size-complex="10pt" style:font-weight-complex="bold"/>
    </style:style>
    <style:style style:name="T5" style:family="text">
      <style:text-properties fo:font-variant="normal" fo:text-transform="none" fo:color="#000000" fo:font-size="10pt" fo:letter-spacing="normal" fo:font-style="normal" style:text-underline-style="none" fo:font-weight="bold" officeooo:rsid="00184007" fo:background-color="transparent" loext:char-shading-value="0" style:font-size-asian="10pt" style:font-weight-asian="bold" style:font-size-complex="10pt" style:font-weight-complex="bold"/>
    </style:style>
    <style:style style:name="T6" style:family="text">
      <style:text-properties fo:font-variant="normal" fo:text-transform="none" fo:color="#000000" fo:font-size="10pt" fo:letter-spacing="normal" fo:font-style="normal" style:text-underline-style="none" fo:font-weight="bold" officeooo:rsid="0016a2c9" fo:background-color="transparent" loext:char-shading-value="0" style:font-size-asian="10pt" style:font-weight-asian="bold" style:font-size-complex="10pt" style:font-weight-complex="bold"/>
    </style:style>
    <style:style style:name="T7" style:family="text">
      <style:text-properties officeooo:rsid="001055fc"/>
    </style:style>
    <style:style style:name="T8" style:family="text">
      <style:text-properties fo:font-weight="bold" style:font-weight-asian="bold" style:font-weight-complex="bold"/>
    </style:style>
    <style:style style:name="T9" style:family="text">
      <style:text-properties fo:font-weight="bold" officeooo:rsid="000edf57" style:font-weight-asian="bold" style:font-weight-complex="bold"/>
    </style:style>
    <style:style style:name="T10" style:family="text">
      <style:text-properties fo:font-weight="bold" officeooo:rsid="0016a2c9" style:font-weight-asian="bold" style:font-weight-complex="bold"/>
    </style:style>
    <style:style style:name="T11" style:family="text">
      <style:text-properties fo:font-weight="bold" officeooo:rsid="0022451f" style:font-weight-asian="bold" style:font-weight-complex="bold"/>
    </style:style>
    <style:style style:name="T12" style:family="text">
      <style:text-properties fo:font-weight="bold" officeooo:rsid="0023be6a" style:font-weight-asian="bold" style:font-weight-complex="bold"/>
    </style:style>
    <style:style style:name="T13" style:family="text">
      <style:text-properties fo:font-weight="bold" officeooo:rsid="0023d206" style:font-weight-asian="bold" style:font-weight-complex="bold"/>
    </style:style>
    <style:style style:name="T14" style:family="text">
      <style:text-properties fo:font-weight="bold" officeooo:rsid="002568f3" style:font-weight-asian="bold" style:font-weight-complex="bold"/>
    </style:style>
    <style:style style:name="T15" style:family="text">
      <style:text-properties style:font-weight-asian="normal" style:font-weight-complex="normal"/>
    </style:style>
    <style:style style:name="T16" style:family="text">
      <style:text-properties officeooo:rsid="001055fc" style:font-weight-asian="normal" style:font-weight-complex="normal"/>
    </style:style>
    <style:style style:name="T17" style:family="text">
      <style:text-properties officeooo:rsid="0016a2c9" style:font-weight-asian="normal" style:font-weight-complex="normal"/>
    </style:style>
    <style:style style:name="T18" style:family="text">
      <style:text-properties officeooo:rsid="0015fcb9"/>
    </style:style>
    <style:style style:name="T19" style:family="text">
      <style:text-properties officeooo:rsid="0016a2c9"/>
    </style:style>
    <style:style style:name="T20" style:family="text">
      <style:text-properties officeooo:rsid="00184007"/>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fo:font-weight="normal" officeooo:rsid="00184007" style:font-size-asian="12pt" style:font-weight-asian="normal" style:font-size-complex="12pt" style:font-weight-complex="normal"/>
    </style:style>
    <style:style style:name="T23" style:family="text">
      <style:text-properties officeooo:rsid="001af715"/>
    </style:style>
    <style:style style:name="T24" style:family="text">
      <style:text-properties style:text-underline-style="none"/>
    </style:style>
    <style:style style:name="T25" style:family="text">
      <style:text-properties officeooo:rsid="001e0a8f"/>
    </style:style>
    <style:style style:name="T26" style:family="text">
      <style:text-properties officeooo:rsid="00214e99"/>
    </style:style>
    <style:style style:name="T27" style:family="text">
      <style:text-properties officeooo:rsid="0022451f"/>
    </style:style>
    <style:style style:name="T28" style:family="text">
      <style:text-properties fo:font-weight="normal" style:font-weight-asian="normal" style:font-weight-complex="normal"/>
    </style:style>
    <style:style style:name="T29" style:family="text">
      <style:text-properties officeooo:rsid="0023be6a"/>
    </style:style>
    <style:style style:name="T30" style:family="text">
      <style:text-properties officeooo:rsid="002568f3"/>
    </style:style>
    <style:style style:name="T31" style:family="text">
      <style:text-properties fo:font-size="10.5pt" style:font-size-asian="10.5pt" style:font-size-complex="10.5pt"/>
    </style:style>
    <style:style style:name="T32" style:family="text">
      <style:text-properties style:font-name="KacstPen" fo:font-size="10.5pt" style:font-size-asian="10.5pt" style:font-size-complex="10.5pt"/>
    </style:style>
    <text:list-style style:name="L1">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color="#bee3d3" draw:textarea-horizontal-align="justify" draw:textarea-vertical-align="middle" draw:auto-grow-height="false" fo:min-height="3.933cm" fo:min-width="16.475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Resumen el apartado de Seguridad del Tema.</text:p>
      <text:p text:style-name="P18"/>
      <text:p text:style-name="P21"><text:span text:style-name="T7">Entendemos</text:span> seguridad informática <text:span text:style-name="T1">como</text:span> una disciplina encarga<text:span text:style-name="T1">da</text:span> de proteger la integridad y la privacidad de la información almacenada en un sistema informático, <text:span text:style-name="T1">entre los aspectos mas importantes,destaca la arquitectura de red, teniendo como función asegurar la red correctamente. Esta canaliza, permite o deniega de el trafico, existen varias arquitecturas con distintos niveles de complejidad los tres elementos básicos en la misma son:</text:span></text:p>
      <text:p text:style-name="P22"><draw:custom-shape text:anchor-type="paragraph" draw:z-index="0" draw:name="Forma1" draw:style-name="gr1" draw:text-style-name="P27" svg:width="16.722cm" svg:height="4.181cm" svg:x="0.377cm" svg:y="0.254cm"><text:p/><draw:enhanced-geometry svg:viewBox="0 0 21600 21600" draw:path-stretchpoint-x="10800" draw:path-stretchpoint-y="10800" draw:text-areas="?f3 ?f4 ?f5 ?f6" draw:type="round-rectangle" draw:modifiers="2186.419232391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 xml:id="list923049749" text:style-name="L1">
        <text:list-item>
          <text:p text:style-name="P1"><text:span text:style-name="T8">Router</text:span><text:span text:style-name="T15">:</text:span> <text:span text:style-name="T2">P</text:span>ermite o deniega las comunicaciones entre dos o más redes. Un router puede ser un dispositivo específico o un servidor que actúe como router.</text:p>
        </text:list-item>
        <text:list-item>
          <text:p text:style-name="P1"><text:span text:style-name="T8">Red interna</text:span>: E<text:span text:style-name="T2">n esta,</text:span> se encuentran los equipos y servidores internos. <text:span text:style-name="T2">Según el </text:span>nivel de seguridad, la red interna <text:span text:style-name="T2">puede</text:span> dividir<text:span text:style-name="T2">se</text:span> en varias redes para permitir o denegar el tráfico de una red a otra.</text:p>
        </text:list-item>
        <text:list-item>
          <text:p text:style-name="P1"><text:s/><text:span text:style-name="T8">Zona neutra</text:span><text:span text:style-name="T15">: </text:span><text:span text:style-name="T16">También denominada </text:span>red perimetral, <text:span text:style-name="T7">esta</text:span> <text:span text:style-name="T7">es</text:span> añadida entre dos redes para proporcionar mayor protección <text:s/>a una de ellas. En esta red suelen estar ubicados los servidores de la empresa, <text:span text:style-name="T2">con el </text:span>objetivo <text:span text:style-name="T2">de aislar la posible intrusión </text:span><text:s/>y <text:s/>se <text:span text:style-name="T2">deniegue </text:span>el acceso a <text:span text:style-name="T2">una</text:span> red interna.</text:p>
          <text:p text:style-name="P1"/>
        </text:list-item>
      </text:list>
      <text:p text:style-name="P2"><text:s text:c="2"/><text:span text:style-name="T8">Esquema de red básico</text:span>: <text:span text:style-name="T2">La</text:span> <text:span text:style-name="T2">c</text:span>onfiguración más simple <text:span text:style-name="T2">donde se emplea</text:span> un router para comunicar la red interna con Internet, <text:span text:style-name="T2">tiene como cometido </text:span>comunicar ambas redes <text:span text:style-name="T2">y</text:span> es <text:span text:style-name="T2">muy funcional, </text:span>para permitir o denegar el tráfico, <text:span text:style-name="T2">cabe destacar</text:span> <text:span text:style-name="T3">de</text:span> <text:span text:style-name="T3">e</text:span>sta arquitectura de red, <text:span text:style-name="T3">tanto su</text:span> sencill<text:span text:style-name="T3">ez</text:span> de configura<text:span text:style-name="T3">ción, como su alta</text:span> insegur<text:span text:style-name="T3">idad,</text:span> <text:span text:style-name="T3">con un </text:span>único punto: el router. <text:span text:style-name="T3">U</text:span>n fallo de seguridad en el router <text:span text:style-name="T3">otorga al</text:span> <text:s/>atacante acceso a toda la red interna.</text:p>
      <text:p text:style-name="P18"/>
      <text:p text:style-name="P19"><text:span text:style-name="T9">E</text:span><text:span text:style-name="T8">squema de red</text:span>: <text:span text:style-name="T3">C</text:span>onsiderado como el esquema base, <text:span text:style-name="T3">para </text:span>ofrecer servicios a Internet manteniendo un nivel adecuado de seguridad en la red interna. <text:span text:style-name="T3">E</text:span>sta arquitectura utiliza dos routers,que permiten crear un perímetro de seguridad (red perimetral o zona neutra), en la que se pueden ubicar los servidores accesibles desde el exterior, protegiendo así a la red local de los atacantes externos, mientras que el router interior permite únicamente el tráfico saliente de la red interna al exterior, <text:span text:style-name="T18">por lo tanto </text:span>si se produce un fallo de seguridad <text:span text:style-name="T18">en el que</text:span> se accede a los servidores de la zona neutra, el atacante n<text:span text:style-name="T18">o </text:span>podrá acce<text:span text:style-name="T18">der</text:span> a la red interna de la empresa. <text:span text:style-name="T18">Mediante </text:span>el esquema de red con una red interna y una zona neutra puedes realizar las modificaciones <text:span text:style-name="T18">a las</text:span> necesidades <text:span text:style-name="T19">requeridas</text:span>.</text:p>
      <text:p text:style-name="P19"/>
      <text:p text:style-name="P20"><text:span text:style-name="T8">Esquema</text:span><text:span text:style-name="T10">s</text:span><text:span text:style-name="T8"> de red</text:span><text:span text:style-name="T10">es</text:span><text:span text:style-name="T17">:</text:span></text:p>
      <text:list xml:id="list1267212950" text:style-name="L2">
        <text:list-header>
          <text:p text:style-name="P3"/>
        </text:list-header>
        <text:list-item>
          <text:p text:style-name="P7"><text:span text:style-name="T5">Z</text:span><text:span text:style-name="T4">ona neutra, <text:s/>red interna </text:span><text:span text:style-name="T6">y </text:span><text:span text:style-name="T4">un único router.</text:span></text:p>
          <text:p text:style-name="P3"/>
          <text:p text:style-name="P7"><text:span text:style-name="T22">Esquema de red básico</text:span><text:span text:style-name="T21"> </text:span><text:span text:style-name="T22">u</text:span>n router comunica la red interna de la empresa con Internet y se encarga de permitir/denegar el trafico. Es la arquitectura de red mas <text:span text:style-name="T24">sencilla</text:span> de configurar. Toda la seguridad reside en un único punto: el router. En caso de que se produzca un fallo de seguridad en el, se compromete toda la red interna de la empresa.</text:p>
          <text:p text:style-name="P5"/>
        </text:list-item>
        <text:list-item>
          <text:p text:style-name="P4"><text:span text:style-name="T19">Z</text:span>ona neutra y varias redes internas</text:p>
        </text:list-item>
      </text:list>
      <text:p text:style-name="P8"/>
      <text:p text:style-name="P8"><text:tab/>E<text:span text:style-name="T25">squema de</text:span> <text:span text:style-name="T25">red</text:span> <text:span text:style-name="T25">con zonas neutras;</text:span> <text:span text:style-name="T25">d</text:span>os routers para crear un <text:tab/>perímetro de seguridad (Red perimetral o Zona neutra), donde se ubican <text:tab/>los servidores accesibles del exterior.</text:p>
      <text:p text:style-name="P8"/>
      <text:p text:style-name="P8"><text:tab/>- <text:s/>El Router Exterior: Permite el acceso desde Internet a los <text:span text:style-name="T25">s</text:span>ervidores de la <text:tab/><text:span text:style-name="T25">z</text:span>ona Neutra.</text:p>
      <text:p text:style-name="P8"><text:tab/>- <text:s/>El Router Interior: Permite el trafico saliente de la red interna al exterior.</text:p>
      <text:p text:style-name="P8"><text:tab/>- No es un esquema tan fiable como el que utiliza dos routers para separar l<text:tab/>as redes.</text:p>
      <text:p text:style-name="P8"><text:tab/>- Utiliza un <text:span text:style-name="T20">único</text:span> router lo que puede ser un peligro para la red, tiene una <text:tab/>zona neutra para los servidores externos.</text:p>
      <text:p text:style-name="P9"/>
      <text:list xml:id="list175613686834396" text:continue-numbering="true" text:style-name="L2">
        <text:list-item>
          <text:p text:style-name="P4"><text:soft-page-break/>Una Zona Neutra y Varias Redes Internas</text:p>
        </text:list-item>
      </text:list>
      <text:p text:style-name="P10"/>
      <text:p text:style-name="P8"><text:span text:style-name="T23"><text:s text:c="2"/>A</text:span>consejable cuando la red interna tiene equipos con diferente tipo de seguridad o servidores, utilizar este esquema en el cual se crean varias redes internas mejorando así su seguridad.</text:p>
      <text:p text:style-name="P8"/>
      <text:p text:style-name="P11"/>
      <text:p text:style-name="P11"/>
      <text:p text:style-name="P11">2- Tabla de enrutado: </text:p>
      <text:p text:style-name="P11"/>
      <text:p text:style-name="P11">a)¿Qué es la tabla de enrutado?</text:p>
      <text:p text:style-name="P11"/>
      <text:p text:style-name="P12"><text:span text:style-name="T26"><text:s text:c="2"/>T</text:span>abla de enrutamiento: <text:span text:style-name="T26">E</text:span>s una estructura jerárquica que se usa para acelerar el proceso de búsqueda cuando se ubican rutas y se reenvían paquetes.</text:p>
      <text:p text:style-name="P12"><text:bookmark text:name="docs-internal-guid-6dc7b513-7fff-725e-70ca-76bf8b67831c"/></text:p>
      <text:p>La tabla de enrutamiento consta consta de entradas de ruta de los siguientes orígenes:</text:p>
      <text:list xml:id="list3056364931" text:style-name="L3">
        <text:list-item>
          <text:p>Redes conectadas directamente.</text:p>
        </text:list-item>
        <text:list-item>
          <text:p>Rutas estáticas.</text:p>
        </text:list-item>
        <text:list-item>
          <text:p text:style-name="P24">Protocolos de enrutamiento dinámico.</text:p>
        </text:list-item>
      </text:list>
      <text:p text:style-name="P13"><text:s/>Dentro de esta estructura, la jerarquía incluye varios niveles (nivel 1 y nivel 2).</text:p>
      <text:p text:style-name="P12"/>
      <text:p text:style-name="P12"><text:s/>b)¿Qué elementos contiene? </text:p>
      <text:p text:style-name="P12"/>
      <text:p text:style-name="P23"><text:bookmark text:name="docs-internal-guid-acd4d43c-7fff-ea91-abf4-1a7fee7ba1b1"/>Ruta de nivel 1: Una ruta de nivel 1 es aquella ruta con una máscara de subred igual o inferior a la máscara con clase de la dirección de red.</text:p>
      <text:p>EJ 192.168.1.0 /24; es una ruta de red de nivel 1 por que la máscara de subred es igual a la máscara con clase de la red.</text:p>
      <text:p>También la ruta 192.168.1.0 /24 es una ruta final ya que incluye una dirección IP del siguiente salto y/o una interfaz de salida Serial0/0/1.</text:p>
      <text:p text:style-name="P23"/>
      <text:p>Ruta Principal de nivel 1: Es una ruta de red que no contiene ninguna dirección IP del siguiente salto ni ninguna interfaz de salida para ninguna red. Una ruta principal es, en realidad, un encabezado que indica la presencia de rutas de nivel 2, también conocidas como rutas secundarias.</text:p>
      <text:p>EJ: 172.16.0.0/24 is subnetted, 1 subnets.</text:p>
      <text:p text:style-name="P23"/>
      <text:p>Ruta de nivel 2: Es una ruta que es una subred de una dirección con clase. El origen de una ruta nivel 2 puede ser una red conectada directamente, una ruta estática o un protocolo de enrutamiento dinámico. En este caso, la ruta de nivel 2 es la ruta de subred real que se agregó a la red cuando se configuro la interfaz.</text:p>
      <text:p text:style-name="P12"/>
      <text:p text:style-name="P12"/>
      <text:p text:style-name="P12"/>
      <text:p text:style-name="P12"/>
      <text:p text:style-name="P12"/>
      <text:p text:style-name="P12">c)¿Cómo se crean las tablas de enrutado de manera genérica? </text:p>
      <text:p text:style-name="P12"/>
      <text:p text:style-name="P13"><text:s/>Construcción de la tabla de enrutamiento:</text:p>
      <text:p text:style-name="P13"/>
      <text:p text:style-name="P13"><text:soft-page-break/><text:s text:c="2"/>La función principal de un router es reenviar un paquete hacia su red de destino, que es la dirección IP de destino del paquete, <text:span text:style-name="T26">p</text:span>ara <text:span text:style-name="T26">esto</text:span>, el router necesita buscar la información de enrutamiento almacenada en su tabla de enrutamiento.</text:p>
      <text:p text:style-name="P13"/>
      <text:p text:style-name="P13"><text:s text:c="2"/>Una tabla de enrutamiento es un archivo de datos que se encuentra en la RAM y se usa para almacenar la información de la ruta sobre redes remotas y conectadas directamente. La tabla de enrutamiento contiene asociaciones entre la red y el siguiente salto. Estas asociaciones le indican al router que un destino en particular se puede alcanzar mejor enviando el paquete hacia un router en particular, que representa el "siguiente salto" en el camino hacia el destino final. La asociación del siguiente salto también puede ser la interfaz de salida hacia el destino final.</text:p>
      <text:p text:style-name="P13"/>
      <text:p text:style-name="P13">- El comando show ip route</text:p>
      <text:p text:style-name="P13"/>
      <text:p text:style-name="P13"><text:span text:style-name="T26"><text:s text:c="2"/>L</text:span>a tabla de enrutamiento se muestra con el comando show ip route. Hasta ahora, no se han configurado rutas estáticas ni se ha habilitado ningún protocolo de enrutamiento dinámico. Por lo tanto, sólo muestra las redes conectadas directamente del router. Para cada red enumerada en la tabla de enrutamiento, se incluye la siguiente información:</text:p>
      <text:p text:style-name="P13"/>
      <text:p text:style-name="P13"><text:s text:c="4"/><text:span text:style-name="T26">L</text:span>a información denota el origen de la información de la ruta, la red conectada directamente, la ruta estática o del protocolo de enrutamiento dinámico. La <text:span text:style-name="T26">otra </text:span>representa a una ruta conectada directamente.</text:p>
      <text:p text:style-name="P13"/>
      <text:p text:style-name="P13">192.168.1.0/24: es la dirección de red y la máscara de subred de la red remota o conectada directamente. En este ejemplo, las dos entradas en la tabla de enrutamiento, 192.168.1./24 y 192.168.2.0/24, son redes conectadas directamente.</text:p>
      <text:p text:style-name="P13"><text:s/>FastEthernet 0/0: la información al final de la entrada de la ruta representa la interfaz de salida o la dirección IP del router del siguiente salto. En este ejemplo, tanto la FastEthernet 0/0 como la serial 0/0/0 son las interfaces de salida que se usan para alcanzar estas redes.</text:p>
      <text:p text:style-name="P13"/>
      <text:p text:style-name="P13"/>
      <text:p text:style-name="P13">- Enrutamiento estático: Las redes remotas se agregan a la tabla de enrutamiento mediante la configuración de rutas estáticas o la habilitación de un protocolo de enrutamiento dinámico. Cuando el IOS aprende sobre una red remota y la interfaz que usará para llegar a esa red, agrega la ruta a la tabla de enrutamiento siempre que la interfaz de salida esté habilitada. Una ruta estática incluye la dirección de red y la máscara de subred de la red remota, junto con la dirección IP del router del siguiente salto o la interfaz de salida. Las rutas estáticas se indican con el código S en la tabla de enrutamiento, como se muestra en la figura. Las rutas estáticas se analizan en detalle en el próximo capítulo.</text:p>
      <text:p text:style-name="P13"/>
      <text:p text:style-name="P13">Las rutas estáticas se deben usar en los siguientes casos:</text:p>
      <text:p text:style-name="P13"/>
      <text:p text:style-name="P13"><text:s text:c="4"/>Una red está compuesta por unos pocos routers solamente. En tal caso, el uso de un protocolo de enrutamiento dinámico no representa ningún beneficio sustancial. Por el contrario, el enrutamiento dinámico agrega más sobrecarga administrativa.</text:p>
      <text:p text:style-name="P13"/>
      <text:p text:style-name="P13"><text:s text:c="4"/>Una red se conecta a Internet solamente a través de un único ISP. No es necesario usar un protocolo de enrutamiento dinámico a través de este enlace porque el ISP representa el único punto de salida hacia Internet.</text:p>
      <text:p text:style-name="P13"/>
      <text:p text:style-name="P13"><text:s text:c="4"/>Una red extensa está configurada con una topología hub-and-spoke. Una topología hub-and-spoke comprende una ubicación central (el hub) y múltiples ubicaciones de sucursales (spokes), donde cada spoke tiene solamente una conexión al hub. El uso del enrutamiento dinámico sería innecesario porque cada sucursal tiene un único camino hacia un destino determinado, a través de la ubicación central.</text:p>
      <text:p text:style-name="P13"/>
      <text:p text:style-name="P13"/>
      <text:p text:style-name="P13">- Enrutamiento dinámico</text:p>
      <text:p text:style-name="P13"/>
      <text:p text:style-name="P13"/>
      <text:p text:style-name="P13"/>
      <text:p text:style-name="P13"><text:soft-page-break/><text:s text:c="2"/>Las redes remotas también pueden agregarse a la tabla de enrutamiento utilizando un protocolo de enrutamiento dinámico. En la figura, R1 ha aprendido automáticamente sobre la red 192.168.4.0/24 desde R2 a través del protocolo de enrutamiento dinámico, RIP (Routing Information Protocol). </text:p>
      <text:p text:style-name="P13"/>
      <text:p text:style-name="P13"><text:s text:c="2"/>Los routers usan protocolos de enrutamiento dinámico para compartir información sobre el estado y la posibilidad de conexión de redes remotas. Los protocolos de enrutamiento dinámico ejecutan varias actividades, entre ellas:</text:p>
      <text:p text:style-name="P13"/>
      <text:p text:style-name="P13">Descubrimiento automático de las redes</text:p>
      <text:p text:style-name="P13"/>
      <text:p text:style-name="P13"><text:s text:c="2"/>El descubrimiento de redes es la capacidad de un protocolo de enrutamiento de compartir información sobre las redes que conoce con otros routers que también están usando el mismo protocolo de enrutamiento. En lugar de configurar rutas estáticas hacia redes remotas en cada router, un protocolo de enrutamiento dinámico permite a los routers obtener información automáticamente sobre estas redes a partir de otros routers. Estas redes, y el mejor camino hacia cada red, se agregan a la tabla de enrutamiento del router y se indican como una red detectada por un protocolo de enrutamiento dinámico específico.</text:p>
      <text:p text:style-name="P13"/>
      <text:p text:style-name="P13">Mantenimiento de las tablas de enrutamiento</text:p>
      <text:p text:style-name="P13"/>
      <text:p text:style-name="P13"><text:s text:c="2"/>Después del descubrimiento inicial de la red, los protocolos de enrutamiento dinámico actualizan y mantienen las redes en sus tablas de enrutamiento. Los protocolos de enrutamiento dinámico no sólo deciden acerca del mejor camino hacia diferentes redes, también determinan el mejor camino nuevo si la ruta inicial se vuelve inutilizable (o si cambia la topología). Por estos motivos, los protocolos de enrutamiento dinámico representan una ventaja sobre las rutas estáticas. Los routers que usan protocolos de enrutamiento dinámico comparten automáticamente la información de enrutamiento con otros routers y compensan cualquier cambio de topología sin que sea necesaria la participación del administrador de la red.</text:p>
      <text:p text:style-name="P13"/>
      <text:p text:style-name="P13">- Protocolos de enrutamiento IP</text:p>
      <text:p text:style-name="P13"/>
      <text:p text:style-name="P13">Existen varios protocolos de enrutamiento dinámico para IP. Éstos son algunos de los protocolos de enrutamiento dinámico más comunes para el enrutamiento de paquetes IP:</text:p>
      <text:p text:style-name="P13"/>
      <text:p text:style-name="P13"><text:s text:c="4"/>- Protocolo de información de enrutamiento </text:p>
      <text:p text:style-name="P13"><text:s text:c="4"/>- Protocolo de enrutamiento de gateway interior </text:p>
      <text:p text:style-name="P13"><text:s text:c="4"/>- Protocolo de enrutamiento de gateway interior mejorado </text:p>
      <text:p text:style-name="P13"><text:s text:c="4"/>- Protocolo de gateway fronterizo</text:p>
      <text:p text:style-name="P13"/>
      <text:p text:style-name="P13">- Métrica y conteo de saltos:</text:p>
      <text:p text:style-name="P13"/>
      <text:p text:style-name="P13"><text:s text:c="2"/>La identificación del mejor camino de un router implica la evaluación de múltiples rutas hacia la misma red de destino y la selección de la ruta óptima o "la más corta" para llegar a esa red. Cuando existen múltiples rutas para llegar a la misma red, cada ruta usa una interfaz de salida diferente en el router para llegar a esa red. El mejor camino es elegido por un protocolo de enrutamiento en función del valor o la métrica que usa para determinar la distancia para llegar a esa red. Algunos protocolos de enrutamiento, como RIP, usan un conteo de saltos simple, que consiste en el número de routers entre un router y la red de destino. Otros protocolos de enrutamiento, como OSPF, determinan la ruta más corta al analizar el ancho de banda de los enlaces y al utilizar dichos enlaces con el ancho de banda más rápido desde un router hacia la red de destino.</text:p>
      <text:p text:style-name="P13"/>
      <text:p text:style-name="P13"><text:s text:c="2"/>Los protocolos de enrutamiento dinámico generalmente usan sus propias reglas y métricas para construir y actualizar las tablas de enrutamiento. Una métrica es un valor cuantitativo que se usa para medir la distancia hacia una ruta determinada. El mejor camino a una red es la ruta con la métrica más baja. Por ejemplo, un router preferirá una ruta que se encuentre a 5 saltos antes que una ruta que se encuentre a 10 saltos.</text:p>
      <text:p text:style-name="P13"/>
      <text:p text:style-name="P13"/>
      <text:p text:style-name="P13"><text:soft-page-break/><text:s text:c="2"/>El objetivo principal del protocolo de enrutamiento es determinar los mejores caminos para cada ruta a fin de incluirlos en la tabla de enrutamiento. El algoritmo de enrutamiento genera un valor, o una métrica, para cada ruta a través de la red. Las métricas se pueden calcular sobre la base de una sola característica o de varias características de una ruta. Algunos protocolos de enrutamiento pueden basar la elección de la ruta en varias métricas, combinándolas en un único valor métrico. Cuanto menor es el valor de la métrica, mejor es la ruta.</text:p>
      <text:p text:style-name="P13"/>
      <text:p text:style-name="P13">Dos de las métricas que usan algunos protocolos de enrutamiento dinámicos son:</text:p>
      <text:p text:style-name="P13"/>
      <text:p text:style-name="P13">Conteo de saltos: cantidad de routers que debe atravesar un paquete antes de llegar a su destino. Cada router es igual a un salto. Un conteo de saltos de cuatro indica que un paquete debe atravesar cuatro routers para llegar a su destino. Si hay múltiples rutas disponibles hacia un destino, el protocolo de enrutamiento (por ejemplo, RIP) selecciona la ruta que tiene el menor número de saltos.</text:p>
      <text:p text:style-name="P13"/>
      <text:p text:style-name="P13"><text:s text:c="2"/>Ancho de banda: es la capacidad de datos de un enlace, a la cual se hace referencia a veces como la velocidad del enlace. Por ejemplo, la <text:s/>implementación del protocolo de enrutamiento OSPF de Cisco utiliza como métrica el ancho de banda. El mejor camino hacia una red se determina según la ruta con una acumulación de enlaces que tienen los valores de ancho de banda más altos, o los enlaces más rápidos.</text:p>
      <text:p text:style-name="P13"/>
      <text:p text:style-name="P13"/>
      <text:p text:style-name="P13">- Determinación de ruta</text:p>
      <text:p text:style-name="P13"/>
      <text:p text:style-name="P13">El reenvío de paquetes supone dos funciones:</text:p>
      <text:p text:style-name="P13"/>
      <text:p text:style-name="P13"><text:s text:c="4"/>Función de determinación de la ruta</text:p>
      <text:p text:style-name="P13"><text:s text:c="4"/>Función de conmutación</text:p>
      <text:p text:style-name="P13"/>
      <text:p text:style-name="P14">d) Explica algo más que veas oportunado sobre el enrutamiento y el funcionamiento de la tabla de enrutado.</text:p>
      <text:p text:style-name="P14"/>
      <text:p text:style-name="P13">La función de determinación de la ruta es el proceso según el cual el router determina qué ruta usar cuando reenvía un paquete. Para determinar el mejor camino, el router busca en su tabla de enrutamiento una dirección de red que coincida con la dirección IP de destino del paquete.</text:p>
      <text:p text:style-name="P13"/>
      <text:p text:style-name="P13">El resultado de esta búsqueda es una de tres determinaciones de ruta:</text:p>
      <text:p text:style-name="P13"/>
      <text:p text:style-name="P13">Red conectada directamente: si la dirección IP de destino del paquete pertenece a un dispositivo en una red que está conectada directamente a una de las interfaces del router, ese paquete se reenvía directamente a ese dispositivo. Esto significa que la dirección IP de destino del paquete es una dirección host en la misma red que la interfaz de este router.</text:p>
      <text:p text:style-name="P13"/>
      <text:p text:style-name="P13">Red remota: si la dirección IP de destino del paquete pertenece a una red remota, entonces el paquete se reenvía a otro router. Sólo se pueden alcanzar las redes remotas mediante el reenvío de paquetes hacia otra red.</text:p>
      <text:p text:style-name="P13"/>
      <text:p text:style-name="P13">Sin determinación de ruta: si la dirección IP de destino del paquete no pertenece ni a una red conectada ni a una remota, y si el router no tiene una ruta predeterminada, entonces el paquete se descarta. El router envía un mensaje ICMP de destino inalcanzable a la dirección IP de origen del paquete.</text:p>
      <text:p text:style-name="P13"/>
      <text:p text:style-name="P12"/>
      <text:p text:style-name="P12"/>
      <text:p text:style-name="P12"/>
      <text:p text:style-name="P12"/>
      <text:p text:style-name="P12"/>
      <text:p text:style-name="P12"/>
      <text:p text:style-name="P12"/>
      <text:p text:style-name="P12"><text:soft-page-break/>3. Haz un resumen completo de los 6 servicios que aparecen en el punto 3 del tema: DHCP, DNS, DFP, Web, correo electrónico y servicio de acceso remoto.</text:p>
      <text:p text:style-name="P12"/>
      <text:p text:style-name="P12"><text:span text:style-name="T8">Servidor DHCP</text:span>: Permite asignar automáticamente la configuración IP de los equipos clientes de la red. Este servicio es muy importante ya que facilita la conexión de los equipo<text:span text:style-name="T27">s </text:span>a la red. Por ejemplo,cuando un portátil se conecta a una red obtiene su configuración IP <text:span text:style-name="T27">a través</text:span> de un servidor DHCP .</text:p>
      <text:p text:style-name="P12"/>
      <text:p text:style-name="P15"><text:span text:style-name="T8">Servidor </text:span><text:span text:style-name="T11">DNS</text:span><text:span text:style-name="T28">.</text:span><text:span text:style-name="T27"> Permite</text:span> mantener una equivalencia entre un nombre y <text:span text:style-name="T27">subdirección</text:span> IP.</text:p>
      <text:p text:style-name="Standard"><text:span text:style-name="T32">Por ejemplo,el nombre www.adminso.esequivalea</text:span><text:span text:style-name="T32"> 150.214.150.30.</text:span></text:p>
      <text:p text:style-name="P12"><text:span text:style-name="T12"/></text:p>
      <text:p text:style-name="P16"><text:span text:style-name="T12">Servidor PFD</text:span><text:span text:style-name="T29">. P</text:span>resenta una visión de la red como la interacción de un conjunto de entidades, conocidas como Entidades Funcionales. Cada FE puede realizar un conjunto de actividades llamadas Acciones de Entidad Funcional, que son los componentes funcionales mínimos del DFP. Una FEA puede ser utilizada por diversas FE's, pero no puede ser dividida para ser realizada en más de una FE. Los SIB's, componentes naturales del GFP, se especifican en el DFP como una secuencia de FEA's realizadas en FE's. Las FE's pueden intercambiar mensajes en forma de Flujos de Información.</text:p>
      <text:p text:style-name="P12"/>
      <text:p text:style-name="P12"><text:s text:c="2"/>Existe la posibilidad de generar flujos de información entre FE's debido a la interacción de las FEA's. Debe tenerse en cuenta que una FE puede enviar un IF solamente a aquellos FE's con los cuales mantiene una relación (la relación es el "lugar" en el modelo en donde se reflejan las conexiones físicas de la red), e incluso el intercambio sólo puede darse en una dirección específica. Debido a esto, el DFP constituye el punto de vista de un diseñador de red.</text:p>
      <text:p text:style-name="P12"/>
      <text:p text:style-name="P12"><text:span text:style-name="T8"><text:s/>WSDL</text:span><text:span text:style-name="T14">:</text:span><text:span text:style-name="T8"> </text:span><text:span text:style-name="T30">E</text:span>s un protocolo basado en XML que describe los accesos al Web Service. Podríamos decir que es el manual de operación del mismo, porque nos indica cuáles son las interfaces que provee el Servicio web y los tipos de datos necesarios para su utilización.</text:p>
      <text:p text:style-name="P12"/>
      <text:p text:style-name="P12">El<text:span text:style-name="T8"> </text:span><text:span text:style-name="T14">servicio de </text:span><text:span text:style-name="T8">correo electrónico</text:span>, también conocido como e-mail, es un servicio de red que permite mandar y recibir mensajes con múltiples destinatarios o receptores, situados en cualquier parte del mundo. Para usar este servicio se necesita cualquiera de los programas de correo electrónico que ofrece la red.</text:p>
      <text:p text:style-name="P12"/>
      <text:p text:style-name="P12"><text:s/><text:span text:style-name="T13">A</text:span><text:span text:style-name="T14">cceso remoto</text:span>: En redes de computadoras, el acceso remoto es acceder desde una computadora a un recurso ubicado físicamente en otra computadora, a través de una red local o externa (como 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erif"/>
    <style:font-face style:name="Lohit Devanagari1" svg:font-family="'Lohit Devanagari'"/>
    <style:font-face style:name="KacstPen" svg:font-family="KacstP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6:18:14.887370622</meta:creation-date>
    <dc:date>2019-12-10T17:04:14.294925386</dc:date>
    <meta:editing-duration>PT40M51S</meta:editing-duration>
    <meta:editing-cycles>13</meta:editing-cycles>
    <meta:generator>LibreOffice/6.0.7.3$Linux_X86_64 LibreOffice_project/00m0$Build-3</meta:generator>
    <meta:document-statistic meta:table-count="0" meta:image-count="0" meta:object-count="0" meta:page-count="6" meta:paragraph-count="87" meta:word-count="2944" meta:character-count="17698" meta:non-whitespace-character-count="14749"/>
  </office:meta>
</office:document-meta>
</file>